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5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Char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style:font-name="Bitstream Charte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00" style:font-name="Bitstream Charter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Bitstream Charter"/>
    </style:style>
    <style:style style:name="ce6" style:family="table-cell" style:parent-style-name="Default">
      <style:text-properties style:font-name="Bitstream Char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Char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Bitstream Charter"/>
    </style:style>
  </office:automatic-styles>
  <office:body>
    <office:spreadsheet>
      <table:calculation-settings table:automatic-find-labels="false"/>
      <table:table table:name="OD" table:style-name="ta1">
        <table:table-column table:style-name="co1" table:number-columns-repeated="7" table:default-cell-style-name="ce1"/>
        <table:table-column table:style-name="co2" table:number-columns-repeated="4" table:default-cell-style-name="ce1"/>
        <table:table-column table:style-name="co2" table:number-columns-repeated="1013" table:default-cell-style-name="ce6"/>
        <table:table-row table:style-name="ro1">
          <table:table-cell office:value-type="string" calcext:value-type="string">
            <text:p>Frame Length (ms)</text:p>
          </table:table-cell>
          <table:table-cell office:value-type="float" office:value="25" calcext:value-type="float">
            <text:p>25</text:p>
          </table:table-cell>
          <table:table-cell table:formula="of:=[.B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E1]" office:value-type="float" office:value="500" calcext:value-type="float">
            <text:p>500</text:p>
          </table:table-cell>
          <table:table-cell table:formula="of:=[.B1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eatures</text:p>
          </table:table-cell>
          <table:table-cell office:value-type="string" calcext:value-type="string">
            <text:p>FFT, MFCC, AR, Hilbert</text:p>
          </table:table-cell>
          <table:table-cell table:formula="of:=[.B2]" office:value-type="string" office:string-value="FFT, MFCC, AR, Hilbert" calcext:value-type="string">
            <text:p>FFT, MFCC, AR, Hilbert</text:p>
          </table:table-cell>
          <table:table-cell office:value-type="string" calcext:value-type="string">
            <text:p>MFCC, AR</text:p>
          </table:table-cell>
          <table:table-cell office:value-type="string" calcext:value-type="string">
            <text:p>MFCC</text:p>
          </table:table-cell>
          <table:table-cell table:formula="of:=[.E2]" office:value-type="string" office:string-value="MFCC" calcext:value-type="string">
            <text:p>MFCC</text:p>
          </table:table-cell>
          <table:table-cell table:formula="of:=[.B2]" office:value-type="string" office:string-value="FFT, MFCC, AR, Hilbert" calcext:value-type="string">
            <text:p>FFT, MFCC, AR, Hilber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se Squared Features</text:p>
          </table:table-cell>
          <table:table-cell office:value-type="string" calcext:value-type="string">
            <text:p>YES</text:p>
          </table:table-cell>
          <table:table-cell table:formula="of:=[.B3]" office:value-type="string" office:string-value="YES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E3]" office:value-type="string" office:string-value="NO" calcext:value-type="string">
            <text:p>NO</text:p>
          </table:table-cell>
          <table:table-cell table:formula="of:=[.B3]" office:value-type="string" office:string-value="YES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ning Speakers</text:p>
          </table:table-cell>
          <table:table-cell office:value-type="string" calcext:value-type="string">
            <text:p>1,2,3,4,5,6,7,8,9</text:p>
          </table:table-cell>
          <table:table-cell table:formula="of:=[.B4]" office:value-type="string" office:string-value="1,2,3,4,5,6,7,8,9" calcext:value-type="string">
            <text:p>1,2,3,4,5,6,7,8,9</text:p>
          </table:table-cell>
          <table:table-cell table:formula="of:=[.C4]" office:value-type="string" office:string-value="1,2,3,4,5,6,7,8,9" calcext:value-type="string">
            <text:p>1,2,3,4,5,6,7,8,9</text:p>
          </table:table-cell>
          <table:table-cell table:formula="of:=[.C4]" office:value-type="string" office:string-value="1,2,3,4,5,6,7,8,9" calcext:value-type="string">
            <text:p>1,2,3,4,5,6,7,8,9</text:p>
          </table:table-cell>
          <table:table-cell table:formula="of:=[.E4]" office:value-type="string" office:string-value="1,2,3,4,5,6,7,8,9" calcext:value-type="string">
            <text:p>1,2,3,4,5,6,7,8,9</text:p>
          </table:table-cell>
          <table:table-cell table:formula="of:=[.B4]" office:value-type="string" office:string-value="1,2,3,4,5,6,7,8,9" calcext:value-type="string">
            <text:p>1,2,3,4,5,6,7,8,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st Speakers</text:p>
          </table:table-cell>
          <table:table-cell office:value-type="string" calcext:value-type="string">
            <text:p>10,11,13,14</text:p>
          </table:table-cell>
          <table:table-cell table:formula="of:=[.B5]" office:value-type="string" office:string-value="10,11,13,14" calcext:value-type="string">
            <text:p>10,11,13,14</text:p>
          </table:table-cell>
          <table:table-cell table:formula="of:=[.C5]" office:value-type="string" office:string-value="10,11,13,14" calcext:value-type="string">
            <text:p>10,11,13,14</text:p>
          </table:table-cell>
          <table:table-cell table:formula="of:=[.C5]" office:value-type="string" office:string-value="10,11,13,14" calcext:value-type="string">
            <text:p>10,11,13,14</text:p>
          </table:table-cell>
          <table:table-cell table:formula="of:=[.E5]" office:value-type="string" office:string-value="10,11,13,14" calcext:value-type="string">
            <text:p>10,11,13,14</text:p>
          </table:table-cell>
          <table:table-cell table:formula="of:=[.B5]" office:value-type="string" office:string-value="10,11,13,14" calcext:value-type="string">
            <text:p>10,11,13,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volutional Lay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ters Per Lay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G7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ter 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G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se Layer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G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s Per Dense Multiplier</text:p>
          </table:table-cell>
          <table:table-cell table:number-columns-repeated="3" office:value-type="float" office:value="1.5" calcext:value-type="float">
            <text:p>1.5</text:p>
          </table:table-cell>
          <table:table-cell table:formula="of:=[.C10]" office:value-type="float" office:value="1.5" calcext:value-type="float">
            <text:p>1.5</text:p>
          </table:table-cell>
          <table:table-cell table:formula="of:=[.G10]" office:value-type="float" office:value="1.5" calcext:value-type="float">
            <text:p>1.5</text:p>
          </table:table-cell>
          <table:table-cell table:formula="of:=[.B10]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arning Rate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C11]" office:value-type="float" office:value="0.001" calcext:value-type="float">
            <text:p>0.001</text:p>
          </table:table-cell>
          <table:table-cell table:formula="of:=[.C11]" office:value-type="float" office:value="0.001" calcext:value-type="float">
            <text:p>0.001</text:p>
          </table:table-cell>
          <table:table-cell table:formula="of:=[.G11]" office:value-type="float" office:value="0.001" calcext:value-type="float">
            <text:p>0.001</text:p>
          </table:table-cell>
          <table:table-cell table:formula="of:=[.B11]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tches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G12]" office:value-type="float" office:value="200" calcext:value-type="float">
            <text:p>200</text:p>
          </table:table-cell>
          <table:table-cell table:formula="of:=[.B12]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mentum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C13]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formula="of:=[.G13]" office:value-type="float" office:value="0.9" calcext:value-type="float">
            <text:p>0.9</text:p>
          </table:table-cell>
          <table:table-cell table:formula="of:=[.B13]" office:value-type="float" office:value="0.9" calcext:value-type="float">
            <text:p>0.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cay Rate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C14]"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table:formula="of:=[.G14]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cay Lstep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C15]"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G15]" office:value-type="float" office:value="1000" calcext:value-type="float">
            <text:p>1000</text:p>
          </table:table-cell>
          <table:table-cell table:formula="of:=[.B15]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cay Gstep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[.C16]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[.G16]" office:value-type="float" office:value="2000" calcext:value-type="float">
            <text:p>2000</text:p>
          </table:table-cell>
          <table:table-cell table:formula="of:=[.B16]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eration Stopped</text:p>
          </table:table-cell>
          <table:table-cell table:number-columns-repeated="2" table:style-name="ce3" office:value-type="float" office:value="5000" calcext:value-type="float">
            <text:p>5000</text:p>
          </table:table-cell>
          <table:table-cell office:value-type="float" office:value="53162" calcext:value-type="float">
            <text:p>53162</text:p>
          </table:table-cell>
          <table:table-cell office:value-type="float" office:value="10937" calcext:value-type="float">
            <text:p>10937</text:p>
          </table:table-cell>
          <table:table-cell office:value-type="float" office:value="5946" calcext:value-type="float">
            <text:p>5946</text:p>
          </table:table-cell>
          <table:table-cell office:value-type="float" office:value="4102" calcext:value-type="float">
            <text:p>41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lidation Accuracy</text:p>
          </table:table-cell>
          <table:table-cell table:style-name="ce4" office:value-type="percentage" office:value="0.7672" calcext:value-type="percentage">
            <text:p>76.72%</text:p>
          </table:table-cell>
          <table:table-cell table:style-name="ce4" office:value-type="percentage" office:value="0.745" calcext:value-type="percentage">
            <text:p>74.50%</text:p>
          </table:table-cell>
          <table:table-cell table:style-name="ce5" office:value-type="percentage" office:value="0.8416" calcext:value-type="percentage">
            <text:p>84.16%</text:p>
          </table:table-cell>
          <table:table-cell table:style-name="ce5" office:value-type="percentage" office:value="0.9096" calcext:value-type="percentage">
            <text:p>90.96%</text:p>
          </table:table-cell>
          <table:table-cell table:style-name="ce5" office:value-type="percentage" office:value="0.8536" calcext:value-type="percentage">
            <text:p>85.36%</text:p>
          </table:table-cell>
          <table:table-cell table:style-name="ce5" office:value-type="percentage" office:value="0.7552" calcext:value-type="percentage">
            <text:p>75.5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erence Accuracy</text:p>
          </table:table-cell>
          <table:table-cell table:style-name="ce5" office:value-type="percentage" office:value="0.74175" calcext:value-type="percentage">
            <text:p>74.18%</text:p>
          </table:table-cell>
          <table:table-cell table:style-name="ce5" office:value-type="percentage" office:value="0.7056" calcext:value-type="percentage">
            <text:p>70.56%</text:p>
          </table:table-cell>
          <table:table-cell table:style-name="ce5" office:value-type="percentage" office:value="0.79035" calcext:value-type="percentage">
            <text:p>79.04%</text:p>
          </table:table-cell>
          <table:table-cell table:style-name="ce5" office:value-type="percentage" office:value="0.80195" calcext:value-type="percentage">
            <text:p>80.20%</text:p>
          </table:table-cell>
          <table:table-cell table:style-name="ce2" office:value-type="float" office:value="76.865" calcext:value-type="float">
            <text:p>76.865</text:p>
          </table:table-cell>
          <table:table-cell table:style-name="ce5" office:value-type="percentage" office:value="0.7353" calcext:value-type="percentage">
            <text:p>73.5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e Positives</text:p>
          </table:table-cell>
          <table:table-cell table:style-name="ce5" office:value-type="percentage" office:value="0.3372" calcext:value-type="percentage">
            <text:p>33.72%</text:p>
          </table:table-cell>
          <table:table-cell table:style-name="ce5" office:value-type="percentage" office:value="0.3665" calcext:value-type="percentage">
            <text:p>36.65%</text:p>
          </table:table-cell>
          <table:table-cell table:style-name="ce5" office:value-type="percentage" office:value="0.3707" calcext:value-type="percentage">
            <text:p>37.07%</text:p>
          </table:table-cell>
          <table:table-cell table:style-name="ce5" office:value-type="percentage" office:value="0.3973" calcext:value-type="percentage">
            <text:p>39.73%</text:p>
          </table:table-cell>
          <table:table-cell table:style-name="ce5" office:value-type="percentage" office:value="0.37505" calcext:value-type="percentage">
            <text:p>37.51%</text:p>
          </table:table-cell>
          <table:table-cell table:style-name="ce5" office:value-type="percentage" office:value="0.3582" calcext:value-type="percentage">
            <text:p>35.8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s</text:p>
          </table:table-cell>
          <table:table-cell table:style-name="ce5" office:value-type="percentage" office:value="0.1004" calcext:value-type="percentage">
            <text:p>10.04%</text:p>
          </table:table-cell>
          <table:table-cell table:style-name="ce5" office:value-type="percentage" office:value="0.1658" calcext:value-type="percentage">
            <text:p>16.58%</text:p>
          </table:table-cell>
          <table:table-cell table:style-name="ce5" office:value-type="percentage" office:value="0.0787" calcext:value-type="percentage">
            <text:p>7.87%</text:p>
          </table:table-cell>
          <table:table-cell table:style-name="ce5" office:value-type="percentage" office:value="0.0911" calcext:value-type="percentage">
            <text:p>9.11%</text:p>
          </table:table-cell>
          <table:table-cell table:style-name="ce5" office:value-type="percentage" office:value="0.10215" calcext:value-type="percentage">
            <text:p>10.22%</text:p>
          </table:table-cell>
          <table:table-cell table:style-name="ce5" office:value-type="percentage" office:value="0.1278" calcext:value-type="percentage">
            <text:p>12.7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e Negatives</text:p>
          </table:table-cell>
          <table:table-cell table:style-name="ce5" office:value-type="percentage" office:value="0.4075" calcext:value-type="percentage">
            <text:p>40.75%</text:p>
          </table:table-cell>
          <table:table-cell table:style-name="ce5" office:value-type="percentage" office:value="0.3391" calcext:value-type="percentage">
            <text:p>33.91%</text:p>
          </table:table-cell>
          <table:table-cell table:style-name="ce5" office:value-type="percentage" office:value="0.4196" calcext:value-type="percentage">
            <text:p>41.96%</text:p>
          </table:table-cell>
          <table:table-cell table:style-name="ce5" office:value-type="percentage" office:value="0.4046" calcext:value-type="percentage">
            <text:p>40.46%</text:p>
          </table:table-cell>
          <table:table-cell table:style-name="ce5" office:value-type="percentage" office:value="0.3936" calcext:value-type="percentage">
            <text:p>39.36%</text:p>
          </table:table-cell>
          <table:table-cell table:style-name="ce5" office:value-type="percentage" office:value="0.3771" calcext:value-type="percentage">
            <text:p>37.7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Negatives</text:p>
          </table:table-cell>
          <table:table-cell table:style-name="ce5" office:value-type="percentage" office:value="0.1578" calcext:value-type="percentage">
            <text:p>15.78%</text:p>
          </table:table-cell>
          <table:table-cell table:style-name="ce5" office:value-type="percentage" office:value="0.1286" calcext:value-type="percentage">
            <text:p>12.86%</text:p>
          </table:table-cell>
          <table:table-cell table:style-name="ce5" office:value-type="percentage" office:value="0.13095" calcext:value-type="percentage">
            <text:p>13.10%</text:p>
          </table:table-cell>
          <table:table-cell table:style-name="ce5" office:value-type="percentage" office:value="0.1069" calcext:value-type="percentage">
            <text:p>10.69%</text:p>
          </table:table-cell>
          <table:table-cell table:style-name="ce5" office:value-type="percentage" office:value="0.1292" calcext:value-type="percentage">
            <text:p>12.92%</text:p>
          </table:table-cell>
          <table:table-cell table:style-name="ce5" office:value-type="percentage" office:value="0.1368" calcext:value-type="percentage">
            <text:p>13.6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8134" calcext:value-type="float">
            <text:p>0.8134</text:p>
          </table:table-cell>
          <table:table-cell table:style-name="ce5" office:value-type="percentage" office:value="0.00785939" calcext:value-type="percentage">
            <text:p>0.79%</text:p>
          </table:table-cell>
          <table:table-cell office:value-type="float" office:value="0.737" calcext:value-type="float">
            <text:p>0.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681" calcext:value-type="float">
            <text:p>0.681</text:p>
          </table:table-cell>
          <table:table-cell office:value-type="float" office:value="0.74" calcext:value-type="float">
            <text:p>0.74</text:p>
          </table:table-cell>
          <table:table-cell office:value-type="float" office:value="0.738" calcext:value-type="float">
            <text:p>0.738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743778" calcext:value-type="float">
            <text:p>0.743778</text:p>
          </table:table-cell>
          <table:table-cell office:value-type="float" office:value="0.7235" calcext:value-type="float">
            <text:p>0.7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0.7231" calcext:value-type="float">
            <text:p>0.7231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7955" calcext:value-type="float">
            <text:p>0.77955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764277" calcext:value-type="float">
            <text:p>0.764277</text:p>
          </table:table-cell>
          <table:table-cell office:value-type="float" office:value="0.7302" calcext:value-type="float">
            <text:p>0.73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del Filename</text:p>
          </table:table-cell>
          <table:table-cell office:value-type="string" calcext:value-type="string">
            <text:p>model_25ms_4c_6d_1.ckpt</text:p>
          </table:table-cell>
          <table:table-cell office:value-type="string" calcext:value-type="string">
            <text:p>model_25ms_10d_1.ckpt</text:p>
          </table:table-cell>
          <table:table-cell office:value-type="string" calcext:value-type="string">
            <text:p>model_100ms_4c_6d_1.ckpt</text:p>
          </table:table-cell>
          <table:table-cell office:value-type="string" calcext:value-type="string">
            <text:p>model_500ms_4c_6d.ckpt</text:p>
          </table:table-cell>
          <table:table-cell table:number-columns-repeated="1019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" table:style-name="ta1">
        <table:table-column table:style-name="co1" table:number-columns-repeated="2" table:default-cell-style-name="ce7"/>
        <table:table-column table:style-name="co2" table:number-columns-repeated="1017" table:default-cell-style-name="ce7"/>
        <table:table-column table:style-name="co2" table:number-columns-repeated="5" table:default-cell-style-name="ce8"/>
        <table:table-row table:style-name="ro1">
          <table:table-cell office:value-type="string" calcext:value-type="string">
            <text:p>Frame Length (ms)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Features</text:p>
          </table:table-cell>
          <table:table-cell office:value-type="string" calcext:value-type="string">
            <text:p>FFT, MFCC, AR, Hilber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se Squared Features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raining Speakers</text:p>
          </table:table-cell>
          <table:table-cell office:value-type="string" calcext:value-type="string">
            <text:p>1,2,3,4,5,6,7,8,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est Speakers</text:p>
          </table:table-cell>
          <table:table-cell office:value-type="string" calcext:value-type="string">
            <text:p>10,11,13,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olutional Layer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s Per Laye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 Siz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se Layer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s Per Dense Multiplier</text:p>
          </table:table-cell>
          <table:table-cell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tches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omentum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Decay Rate</text:p>
          </table:table-cell>
          <table:table-cell office:value-type="float" office:value="0.96" calcext:value-type="float">
            <text:p>0.9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Decay Lstep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Decay Gstep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Iteration Stopped</text:p>
          </table:table-cell>
          <table:table-cell office:value-type="float" office:value="2435" calcext:value-type="float">
            <text:p>243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Validation Accuracy</text:p>
          </table:table-cell>
          <table:table-cell table:style-name="ce9" office:value-type="percentage" office:value="0.504" calcext:value-type="percentage">
            <text:p>50.4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erence Accuracy</text:p>
          </table:table-cell>
          <table:table-cell table:style-name="ce9" office:value-type="string" calcext:value-type="string">
            <text:p>TB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onfusion Matrix</text:p>
          </table:table-cell>
          <table:table-cell office:value-type="string" calcext:value-type="string">
            <text:p>[[391  74  15   0   0]</text:p>
            <text:p> [156 170 110  31  25]</text:p>
            <text:p> [ 29  86 190  69 115]</text:p>
            <text:p> [  9  32 118 107 269]</text:p>
            <text:p> [  3   3  39  57 402]]</text:p>
          </table:table-cell>
          <table:table-cell table:number-columns-repeated="1022"/>
        </table:table-row>
        <table:table-row table:style-name="ro1" table:number-rows-repeated="4">
          <table:table-cell table:style-name="ce8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21:20:07.786478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22:23:53.763884279</meta:creation-date>
    <dc:date>2017-05-07T21:25:12.180649282</dc:date>
    <meta:editing-duration>PT6H7M14S</meta:editing-duration>
    <meta:editing-cycles>22</meta:editing-cycles>
    <meta:generator>LibreOffice/5.1.4.2$Linux_X86_64 LibreOffice_project/10m0$Build-2</meta:generator>
    <meta:document-statistic meta:table-count="2" meta:cell-count="227" meta:object-count="0"/>
  </office:meta>
</office:document-meta>
</file>